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ef82c" officeooo:paragraph-rsid="000ef82c"/>
    </style:style>
    <style:style style:name="P2" style:family="paragraph" style:parent-style-name="Standard">
      <style:text-properties officeooo:rsid="0010c9e6" officeooo:paragraph-rsid="0010c9e6"/>
    </style:style>
    <style:style style:name="P3" style:family="paragraph" style:parent-style-name="Standard">
      <style:text-properties fo:font-weight="bold" officeooo:rsid="0010c9e6" officeooo:paragraph-rsid="0010c9e6" style:font-weight-asian="bold" style:font-weight-complex="bold"/>
    </style:style>
    <style:style style:name="P4" style:family="paragraph" style:parent-style-name="Standard">
      <style:text-properties fo:font-weight="bold" officeooo:rsid="001166c7" officeooo:paragraph-rsid="001166c7" style:font-weight-asian="bold" style:font-weight-complex="bold"/>
    </style:style>
    <style:style style:name="P5" style:family="paragraph" style:parent-style-name="Standard">
      <style:text-properties fo:font-weight="bold" officeooo:rsid="000ef82c" officeooo:paragraph-rsid="000ef82c" style:font-weight-asian="bold" style:font-weight-complex="bold"/>
    </style:style>
    <style:style style:name="P6" style:family="paragraph" style:parent-style-name="Standard">
      <style:text-properties fo:font-weight="bold" officeooo:rsid="00162557" officeooo:paragraph-rsid="00162557" style:font-weight-asian="bold" style:font-weight-complex="bold"/>
    </style:style>
    <style:style style:name="P7" style:family="paragraph" style:parent-style-name="Standard">
      <style:text-properties fo:font-weight="bold" officeooo:rsid="001930b4" officeooo:paragraph-rsid="001930b4" style:font-weight-asian="bold" style:font-weight-complex="bold"/>
    </style:style>
    <style:style style:name="P8" style:family="paragraph" style:parent-style-name="Standard">
      <style:text-properties fo:font-weight="bold" officeooo:rsid="001835c5" officeooo:paragraph-rsid="00162557" style:font-weight-asian="bold" style:font-weight-complex="bold"/>
    </style:style>
    <style:style style:name="P9" style:family="paragraph" style:parent-style-name="Standard">
      <style:text-properties fo:font-weight="normal" officeooo:rsid="001166c7" officeooo:paragraph-rsid="001166c7" style:font-weight-asian="normal" style:font-weight-complex="normal"/>
    </style:style>
    <style:style style:name="P10" style:family="paragraph" style:parent-style-name="Standard">
      <style:text-properties fo:font-weight="normal" officeooo:rsid="0012e37b" officeooo:paragraph-rsid="0012e37b" style:font-weight-asian="normal" style:font-weight-complex="normal"/>
    </style:style>
    <style:style style:name="P11" style:family="paragraph" style:parent-style-name="Standard">
      <style:text-properties fo:font-weight="normal" officeooo:rsid="001930b4" officeooo:paragraph-rsid="001930b4" style:font-weight-asian="normal" style:font-weight-complex="normal"/>
    </style:style>
    <style:style style:name="P12" style:family="paragraph" style:parent-style-name="Standard">
      <style:text-properties fo:font-weight="normal" officeooo:rsid="001472cd" officeooo:paragraph-rsid="0012e37b" style:font-weight-asian="normal" style:font-weight-complex="normal"/>
    </style:style>
    <style:style style:name="P13" style:family="paragraph" style:parent-style-name="Standard">
      <style:text-properties fo:font-weight="normal" officeooo:rsid="001835c5" officeooo:paragraph-rsid="00162557" style:font-weight-asian="normal" style:font-weight-complex="normal"/>
    </style:style>
    <style:style style:name="P14" style:family="paragraph" style:parent-style-name="Standard">
      <style:text-properties officeooo:rsid="0012e37b" officeooo:paragraph-rsid="0012e37b"/>
    </style:style>
    <style:style style:name="P15" style:family="paragraph" style:parent-style-name="Standard">
      <style:text-properties officeooo:rsid="00162557" officeooo:paragraph-rsid="00162557"/>
    </style:style>
    <style:style style:name="P16" style:family="paragraph" style:parent-style-name="Standard">
      <style:text-properties fo:font-style="italic" fo:font-weight="normal" officeooo:rsid="0019b90e" officeooo:paragraph-rsid="0019b90e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normal" fo:font-weight="bold" officeooo:rsid="001b8aa8" officeooo:paragraph-rsid="001b8aa8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1d79dc" officeooo:paragraph-rsid="001d79dc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normal" officeooo:rsid="001b8aa8" officeooo:paragraph-rsid="001b8aa8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dfd4a" officeooo:paragraph-rsid="001dfd4a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break-before="page"/>
      <style:text-properties fo:font-style="italic" fo:font-weight="bold" officeooo:rsid="0019b90e" officeooo:paragraph-rsid="0019b90e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normal" fo:font-weight="normal" officeooo:rsid="001dfd4a" officeooo:paragraph-rsid="001dfd4a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0512c" officeooo:paragraph-rsid="0020512c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bold" officeooo:rsid="001ec8f3" officeooo:paragraph-rsid="001ec8f3" style:font-style-asian="normal" style:font-weight-asian="bold" style:font-style-complex="normal" style:font-weight-complex="bold"/>
    </style:style>
    <style:style style:name="T1" style:family="text">
      <style:text-properties officeooo:rsid="001166c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72cd" style:font-weight-asian="normal" style:font-weight-complex="normal"/>
    </style:style>
    <style:style style:name="T4" style:family="text">
      <style:text-properties fo:font-weight="normal" officeooo:rsid="00174990" style:font-weight-asian="normal" style:font-weight-complex="normal"/>
    </style:style>
    <style:style style:name="T5" style:family="text">
      <style:text-properties fo:font-weight="normal" officeooo:rsid="001835c5" style:font-weight-asian="normal" style:font-weight-complex="normal"/>
    </style:style>
    <style:style style:name="T6" style:family="text">
      <style:text-properties fo:font-weight="normal" officeooo:rsid="001930b4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9b90e"/>
    </style:style>
    <style:style style:name="T9" style:family="text">
      <style:text-properties officeooo:rsid="001dfd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PC</text:p>
      <text:p text:style-name="P5">1. FIFO-= named pipe로 불림 : 특정 파이프(파일)을 통해서 프로세스 간 통신</text:p>
      <text:p text:style-name="P1">주 명령어</text:p>
      <text:p text:style-name="P1">mkfifo</text:p>
      <text:p text:style-name="P1"/>
      <text:p text:style-name="P5">2. Message Queue (Queue – FIFO(first in first out) 형태의 자료구조)</text:p>
      <text:p text:style-name="P1">- 커널에서 관리 (커널 전역 변수)</text:p>
      <text:p text:style-name="P1">-매우 편리함</text:p>
      <text:p text:style-name="P1">주 명령어</text:p>
      <text:p text:style-name="P3">System V</text:p>
      <text:p text:style-name="P1">msgget (생성), msgsnd (전송), msgrcv (받기)</text:p>
      <text:p text:style-name="P2">msgctl (메시지 큐에 대한 명령 제어)</text:p>
      <text:p text:style-name="P3"/>
      <text:p text:style-name="P3">POSIX <text:span text:style-name="T1">(Library)</text:span></text:p>
      <text:p text:style-name="P9">mq_open, mq_send, mq_receive</text:p>
      <text:p text:style-name="P9"/>
      <text:p text:style-name="P4">3. Shared Memory (공유 메모리)</text:p>
      <text:p text:style-name="P9">메모리 공유를 통해서 IPC 통신을 하므로, message passing 방식의 방법보다 속도 면에서 유리함 (운영체제 내용) </text:p>
      <text:p text:style-name="P10">구조 – shm.h <text:s text:c="2"/>(/cscope -→shm.h 파일 찾아보기)</text:p>
      <text:p text:style-name="P10">주 명령어</text:p>
      <text:p text:style-name="P14"><text:span text:style-name="T2">shmget </text:span><text:span text:style-name="T3">(생성), shmat (부착), shmdt (분리), shmctl (control)</text:span></text:p>
      <text:p text:style-name="P12"/>
      <text:p text:style-name="P12">공유메모리 정보 확인</text:p>
      <text:p text:style-name="P15"><text:span text:style-name="T3">i</text:span><text:span text:style-name="T2">pcs -</text:span><text:span text:style-name="T4">l </text:span><text:span text:style-name="T5">(limits)</text:span><text:span text:style-name="T4">, </text:span><text:span text:style-name="T5">ipcs-m (현재 사용중인 자원 정보)</text:span></text:p>
      <text:p text:style-name="P13"/>
      <text:p text:style-name="P8">4. <text:s/>D-BUS (응용 프로그램 ←~→ OS) ::= CORBA, DCOP,;;;</text:p>
      <text:p text:style-name="P6">-<text:span text:style-name="T6">고급 기술</text:span></text:p>
      <text:p text:style-name="P6"/>
      <text:p text:style-name="P7">5. <text:s/>Memory Map ( 메모리를 공유한다는 점에서 <text:span text:style-name="T8">Shared Memory와 비슷)</text:span></text:p>
      <text:p text:style-name="P11">메모리에 <text:span text:style-name="T7">직접 파일</text:span>을 올려서 대응시키는 방법으로 IPC용도로도 사용 가능. (원래는 IPC용도는 아님)</text:p>
      <text:p text:style-name="P11">– 자세한 원리 운영체제를 통해 배웠음 이미</text:p>
      <text:p text:style-name="P11"/>
      <text:p text:style-name="P11">파일을 이용한 통신 방법중 고전 방법은 open, read, write, lseek (단 이 방법은 디스크를 참조하는 것이기 때문에 느림)</text:p>
      <text:p text:style-name="P11">ㅡ</text:p>
      <text:p text:style-name="P11">주 명령어</text:p>
      <text:p text:style-name="P11">mmap , –</text:p>
      <text:p text:style-name="P21">동일한 데이터 여러 프로세스에서 접근. 다중 데이터 복사-→ 낭비</text:p>
      <text:p text:style-name="P16">==&gt; Shared Memory의 중요성</text:p>
      <text:p text:style-name="P16">이때, Protection이 중요한 UNIX에서는 어떻게? (Synchronize 문제)</text:p>
      <text:p text:style-name="P16">세마포어, 시그널, <text:span text:style-name="T7">file record lock, … </text:span></text:p>
      <text:p text:style-name="P16">→ 동일한 데이터에 대해 Synchronized된 데이터 유지할 수 있도록 함</text:p>
      <text:p text:style-name="P16"/>
      <text:p text:style-name="P17">File Record Lock</text:p>
      <text:p text:style-name="P19">내가 읽고 있는 부분만 LOCK</text:p>
      <text:p text:style-name="P19"/>
      <text:p text:style-name="P18">dup과 <text:span text:style-name="T9">pipe, execl를 활용한 부모 자식 프로세스간 통신</text:span></text:p>
      <text:p text:style-name="P18"/>
      <text:p text:style-name="P20">execl → “Open File Descriptor를 그대로 유지” , 즉 exec 종류 중 open file table을 유지하지 않는 것도 존재</text:p>
      <text:p text:style-name="P20"/>
      <text:p text:style-name="P20">dup2를 활용하여, pipe의 write 을 “1” Stdout로 dup시킴</text:p>
      <text:p text:style-name="P20">그 후, <text:s/>자식에서 stdout으로 print하고 난 뒤, 부모에서 pipe[0] read를 통해 받아드림.</text:p>
      <text:p text:style-name="P20"/>
      <text:p text:style-name="P24">SocketPair =: FIFO(Named Pipe)</text:p>
      <text:p text:style-name="P23">pipe: 반이중통신,, 단점</text:p>
      <text:p text:style-name="P23"/>
      <text:p text:style-name="P16"/>
      <text:p text:style-name="P16"/>
      <text:p text:style-name="P16"/>
      <text:p text:style-name="P11"/>
      <text:p text:style-name="P11"/>
      <text:p text:style-name="P6"/>
      <text:p text:style-name="P1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3:36:39.408056563</meta:creation-date>
    <dc:date>2019-01-31T17:17:12.445170294</dc:date>
    <meta:editing-duration>PT2H32M2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585" meta:character-count="1269" meta:non-whitespace-character-count="1038"/>
  </office:meta>
</office:document-meta>
</file>